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198cm" fo:margin-left="-0.199cm" fo:margin-top="0cm" fo:margin-bottom="0cm" table:align="left" style:writing-mode="lr-tb"/>
    </style:style>
    <style:style style:name="Table2.A" style:family="table-column">
      <style:table-column-properties style:column-width="3.24cm"/>
    </style:style>
    <style:style style:name="Table2.B" style:family="table-column">
      <style:table-column-properties style:column-width="2.66cm"/>
    </style:style>
    <style:style style:name="Table2.C" style:family="table-column">
      <style:table-column-properties style:column-width="1.111cm"/>
    </style:style>
    <style:style style:name="Table2.D" style:family="table-column">
      <style:table-column-properties style:column-width="2.09cm"/>
    </style:style>
    <style:style style:name="Table2.E" style:family="table-column">
      <style:table-column-properties style:column-width="2.011cm"/>
    </style:style>
    <style:style style:name="Table2.F" style:family="table-column">
      <style:table-column-properties style:column-width="2.487cm"/>
    </style:style>
    <style:style style:name="Table2.G" style:family="table-column">
      <style:table-column-properties style:column-width="1.191cm"/>
    </style:style>
    <style:style style:name="Table2.H" style:family="table-column">
      <style:table-column-properties style:column-width="2.40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2ed8" officeooo:paragraph-rsid="00222ed8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2ed8" officeooo:paragraph-rsid="0024b6c1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officeooo:rsid="00422483" officeooo:paragraph-rsid="00422483" style:font-size-asian="14pt" style:font-size-complex="14pt"/>
    </style:style>
    <style:style style:name="P4" style:family="paragraph" style:parent-style-name="Standard">
      <style:text-properties officeooo:paragraph-rsid="0024b6c1"/>
    </style:style>
    <style:style style:name="P5" style:family="paragraph" style:parent-style-name="Standard">
      <style:text-properties officeooo:rsid="0027be1e" officeooo:paragraph-rsid="0027be1e"/>
    </style:style>
    <style:style style:name="P6" style:family="paragraph" style:parent-style-name="Standard">
      <style:text-properties officeooo:rsid="002a492c" officeooo:paragraph-rsid="002a492c"/>
    </style:style>
    <style:style style:name="P7" style:family="paragraph" style:parent-style-name="Standard">
      <style:text-properties officeooo:rsid="002aeb3a" officeooo:paragraph-rsid="002aeb3a"/>
    </style:style>
    <style:style style:name="P8" style:family="paragraph" style:parent-style-name="Standard">
      <style:text-properties officeooo:rsid="002aeb3a" officeooo:paragraph-rsid="003678d0"/>
    </style:style>
    <style:style style:name="P9" style:family="paragraph" style:parent-style-name="Standard">
      <style:text-properties officeooo:rsid="0031b36f" officeooo:paragraph-rsid="0031b36f"/>
    </style:style>
    <style:style style:name="P10" style:family="paragraph" style:parent-style-name="Standard">
      <style:text-properties officeooo:rsid="0031b36f" officeooo:paragraph-rsid="003678d0"/>
    </style:style>
    <style:style style:name="P11" style:family="paragraph" style:parent-style-name="Standard">
      <style:text-properties officeooo:paragraph-rsid="003678d0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4pt" officeooo:paragraph-rsid="0024b6c1" style:font-size-asian="14pt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24b6c1" style:font-size-asian="14pt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4pt" officeooo:rsid="0024b6c1" officeooo:paragraph-rsid="0024b6c1" style:font-size-asian="14pt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462094" officeooo:paragraph-rsid="0024b6c1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1b6abe" officeooo:paragraph-rsid="001b6abe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officeooo:rsid="001c0d7c" officeooo:paragraph-rsid="001c0d7c"/>
    </style:style>
    <style:style style:name="P18" style:family="paragraph" style:parent-style-name="Table_20_Contents">
      <style:paragraph-properties fo:text-align="start" style:justify-single-word="false"/>
      <style:text-properties officeooo:rsid="001d5bca" officeooo:paragraph-rsid="001d5bca"/>
    </style:style>
    <style:style style:name="P19" style:family="paragraph" style:parent-style-name="Table_20_Contents">
      <style:text-properties officeooo:rsid="0031b36f" officeooo:paragraph-rsid="0031b36f"/>
    </style:style>
    <style:style style:name="P20" style:family="paragraph" style:parent-style-name="Table_20_Contents">
      <style:text-properties officeooo:rsid="0031b36f" officeooo:paragraph-rsid="003678d0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font-size="16pt" style:text-underline-style="solid" style:text-underline-width="auto" style:text-underline-color="font-color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024b6c1" style:font-size-asian="14pt" style:font-weight-asian="bold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4a3baf" officeooo:paragraph-rsid="004a3baf" style:font-size-asian="14pt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462094" officeooo:paragraph-rsid="00462094" style:font-size-asian="14pt" style:font-size-complex="14pt"/>
    </style:style>
    <style:style style:name="P26" style:family="paragraph" style:parent-style-name="Standard">
      <style:paragraph-properties fo:margin-left="3.747cm" fo:margin-right="0cm" fo:text-indent="0cm" style:auto-text-indent="false"/>
      <style:text-properties fo:language="en" fo:country="US" officeooo:paragraph-rsid="0044a522"/>
    </style:style>
    <style:style style:name="T1" style:family="text">
      <style:text-properties officeooo:rsid="0020ca0d"/>
    </style:style>
    <style:style style:name="T2" style:family="text">
      <style:text-properties officeooo:rsid="00229c6c"/>
    </style:style>
    <style:style style:name="T3" style:family="text">
      <style:text-properties officeooo:rsid="0022bf8d"/>
    </style:style>
    <style:style style:name="T4" style:family="text">
      <style:text-properties officeooo:rsid="002da9fe"/>
    </style:style>
    <style:style style:name="T5" style:family="text">
      <style:text-properties officeooo:rsid="002e4056"/>
    </style:style>
    <style:style style:name="T6" style:family="text">
      <style:text-properties officeooo:rsid="002eecf2"/>
    </style:style>
    <style:style style:name="T7" style:family="text">
      <style:text-properties officeooo:rsid="00302792"/>
    </style:style>
    <style:style style:name="T8" style:family="text">
      <style:text-properties officeooo:rsid="0031e852"/>
    </style:style>
    <style:style style:name="T9" style:family="text">
      <style:text-properties officeooo:rsid="0036455d"/>
    </style:style>
    <style:style style:name="T10" style:family="text">
      <style:text-properties officeooo:rsid="00384cde"/>
    </style:style>
    <style:style style:name="T11" style:family="text">
      <style:text-properties officeooo:rsid="003b2df7"/>
    </style:style>
    <style:style style:name="T12" style:family="text">
      <style:text-properties officeooo:rsid="003b38d1"/>
    </style:style>
    <style:style style:name="T13" style:family="text">
      <style:text-properties officeooo:rsid="003e594f"/>
    </style:style>
    <style:style style:name="T14" style:family="text">
      <style:text-properties officeooo:rsid="0042a0db"/>
    </style:style>
    <style:style style:name="T15" style:family="text">
      <style:text-properties officeooo:rsid="00448994"/>
    </style:style>
    <style:style style:name="T16" style:family="text">
      <style:text-properties officeooo:rsid="004a3baf"/>
    </style:style>
    <style:style style:name="T17" style:family="text">
      <style:text-properties officeooo:rsid="004c352d"/>
    </style:style>
    <style:style style:name="T18" style:family="text">
      <style:text-properties officeooo:rsid="004df2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Documento de Planejamento e Acompanhamento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6">Data</text:p>
          </table:table-cell>
          <table:table-cell table:style-name="Table1.A1" office:value-type="string">
            <text:p text:style-name="P16">Versao</text:p>
          </table:table-cell>
          <table:table-cell table:style-name="Table1.A1" office:value-type="string">
            <text:p text:style-name="P16">Descricao</text:p>
          </table:table-cell>
          <table:table-cell table:style-name="Table1.D1" office:value-type="string">
            <text:p text:style-name="P16">Autor</text:p>
          </table:table-cell>
        </table:table-row>
        <table:table-row>
          <table:table-cell table:style-name="Table1.A2" office:value-type="string">
            <text:p text:style-name="P17">1<text:span text:style-name="T1">5</text:span>/05/2016</text:p>
          </table:table-cell>
          <table:table-cell table:style-name="Table1.A2" office:value-type="string">
            <text:p text:style-name="P17">1.0</text:p>
          </table:table-cell>
          <table:table-cell table:style-name="Table1.A2" office:value-type="string">
            <text:p text:style-name="P17">Calculo de PF</text:p>
          </table:table-cell>
          <table:table-cell table:style-name="Table1.D2" office:value-type="string">
            <text:p text:style-name="P17">Irvin</text:p>
          </table:table-cell>
        </table:table-row>
        <table:table-row>
          <table:table-cell table:style-name="Table1.A2" office:value-type="string">
            <text:p text:style-name="P17">1<text:span text:style-name="T1">5</text:span>/05/2016</text:p>
          </table:table-cell>
          <table:table-cell table:style-name="Table1.A2" office:value-type="string">
            <text:p text:style-name="P17">2.0</text:p>
          </table:table-cell>
          <table:table-cell table:style-name="Table1.A2" office:value-type="string">
            <text:p text:style-name="P18">Lista de Riscos</text:p>
          </table:table-cell>
          <table:table-cell table:style-name="Table1.D2" office:value-type="string">
            <text:p text:style-name="P18">Irvin</text:p>
          </table:table-cell>
        </table:table-row>
      </table:table>
      <text:p text:style-name="P22"/>
      <text:p text:style-name="P22"/>
      <text:p text:style-name="P1">Métrica de Ponto de Fun<text:span text:style-name="T2">ç</text:span>ão<text:span text:style-name="T3">(PF):</text:span>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23">Domínio de Informação</text:p>
          </table:table-cell>
          <table:table-cell table:style-name="Table2.A1" office:value-type="string">
            <text:p text:style-name="P23">Contagem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2">Simples</text:p>
          </table:table-cell>
          <table:table-cell table:style-name="Table2.A1" office:value-type="string">
            <text:p text:style-name="P12">Médio</text:p>
          </table:table-cell>
          <table:table-cell table:style-name="Table2.A1" office:value-type="string">
            <text:p text:style-name="P12">Complexo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4">Total</text:p>
          </table:table-cell>
        </table:table-row>
        <table:table-row table:style-name="Table2.1">
          <table:table-cell table:style-name="Table2.A1" office:value-type="string">
            <text:p text:style-name="P12">Entradas Externas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13">X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5">6</text:p>
          </table:table-cell>
          <table:table-cell table:style-name="Table2.A1" office:value-type="string">
            <text:p text:style-name="P13">=</text:p>
          </table:table-cell>
          <table:table-cell table:style-name="Table2.A1" office:value-type="string">
            <text:p text:style-name="P24">3</text:p>
          </table:table-cell>
        </table:table-row>
        <table:table-row table:style-name="Table2.1">
          <table:table-cell table:style-name="Table2.A1" office:value-type="string">
            <text:p text:style-name="P12">Saídas Externas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13">X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5">7</text:p>
          </table:table-cell>
          <table:table-cell table:style-name="Table2.A1" office:value-type="string">
            <text:p text:style-name="P13">=</text:p>
          </table:table-cell>
          <table:table-cell table:style-name="Table2.A1" office:value-type="string">
            <text:p text:style-name="P24">4</text:p>
          </table:table-cell>
        </table:table-row>
        <table:table-row table:style-name="Table2.1">
          <table:table-cell table:style-name="Table2.A1" office:value-type="string">
            <text:p text:style-name="P12">Consultas Externas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13">X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5">6</text:p>
          </table:table-cell>
          <table:table-cell table:style-name="Table2.A1" office:value-type="string">
            <text:p text:style-name="P13">=</text:p>
          </table:table-cell>
          <table:table-cell table:style-name="Table2.A1" office:value-type="string">
            <text:p text:style-name="P24">5</text:p>
          </table:table-cell>
        </table:table-row>
        <table:table-row table:style-name="Table2.1">
          <table:table-cell table:style-name="Table2.A1" office:value-type="string">
            <text:p text:style-name="P12">Arquivos Lógicos Internos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13">X</text:p>
          </table:table-cell>
          <table:table-cell table:style-name="Table2.A1" office:value-type="string">
            <text:p text:style-name="P25">7</text:p>
          </table:table-cell>
          <table:table-cell table:style-name="Table2.A1" office:value-type="string">
            <text:p text:style-name="P25">10</text:p>
          </table:table-cell>
          <table:table-cell table:style-name="Table2.A1" office:value-type="string">
            <text:p text:style-name="P25">15</text:p>
          </table:table-cell>
          <table:table-cell table:style-name="Table2.A1" office:value-type="string">
            <text:p text:style-name="P13">=</text:p>
          </table:table-cell>
          <table:table-cell table:style-name="Table2.A1" office:value-type="string">
            <text:p text:style-name="P24">0</text:p>
          </table:table-cell>
        </table:table-row>
        <table:table-row table:style-name="Table2.1">
          <table:table-cell table:style-name="Table2.A1" office:value-type="string">
            <text:p text:style-name="P12">Arquivos de Interface Externos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13">X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5">7</text:p>
          </table:table-cell>
          <table:table-cell table:style-name="Table2.A1" office:value-type="string">
            <text:p text:style-name="P25">10</text:p>
          </table:table-cell>
          <table:table-cell table:style-name="Table2.A1" office:value-type="string">
            <text:p text:style-name="P15">=</text:p>
          </table:table-cell>
          <table:table-cell table:style-name="Table2.A1" office:value-type="string">
            <text:p text:style-name="P24">10</text:p>
          </table:table-cell>
        </table:table-row>
      </table:table>
      <text:p text:style-name="P4"><text:tab/><text:tab/><text:tab/><text:tab/><text:tab/><text:tab/><text:tab/><text:tab/><text:tab/><text:tab/><text:tab/><text:span text:style-name="T16">Total 22</text:span></text:p>
      <text:p text:style-name="P4"/>
      <text:p text:style-name="P26">FP = <text:span text:style-name="T16">22</text:span> x [ 0,65 + 0,01 x ∑ (Fi) ]<text:line-break/>Fi = 30<text:line-break/>FP = <text:span text:style-name="T17">22</text:span> x [0,65 + 0,01x30]<text:line-break/>FP= <text:span text:style-name="T18">20,9</text:span>.</text:p>
      <text:p text:style-name="P26"/>
      <text:p text:style-name="P26"/>
      <text:p text:style-name="P6">Estimativa:</text:p>
      <text:p text:style-name="P6">Esforço → 5FPs/mes</text:p>
      <text:p text:style-name="P6">Prazo → <text:span text:style-name="T18">4,18 meses</text:span></text:p>
      <text:p text:style-name="P6">Custo → <text:span text:style-name="T18">18.810 $</text:span></text:p>
      <text:p text:style-name="P6"><text:tab/></text:p>
      <text:p text:style-name="P5">Analista de Sistemas no CPqD → Salario = 4500 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Lista de Riscos:</text:p>
      <text:p text:style-name="P7"/>
      <text:p text:style-name="P7">Riscos de projeto -</text:p>
      <text:p text:style-name="P7"><text:tab/>→ <text:span text:style-name="T6">Prazo 1.0</text:span></text:p>
      <text:p text:style-name="P7"><text:tab/>→ Desenvolvedor <text:span text:style-name="T4">voluvel 2.0</text:span></text:p>
      <text:p text:style-name="P7"><text:tab/>→ <text:span text:style-name="T5">Bibliotecas 3.0</text:span></text:p>
      <text:p text:style-name="P7"/>
      <text:p text:style-name="P7">Riscos de Negocio:</text:p>
      <text:p text:style-name="P7"><text:tab/>→ <text:span text:style-name="T7">Concorrencia 4.0</text:span></text:p>
      <text:p text:style-name="P7"/>
      <text:p text:style-name="P3">Formularios de Risco:</text:p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9">ID →<text:span text:style-name="T8"> 1.0 <text:s text:c="2"/>Data → 15/05/2016 <text:s text:c="2"/>Probabilidade → Ocasional <text:s text:c="2"/>Impacto→ Moderado</text:span></text:p>
            <text:p text:style-name="Standard"/>
            <text:p text:style-name="Standard">Descrição: O projeto deve ser entregue <text:span text:style-name="T10">até a data limite 18 de Maio</text:span> de 2016</text:p>
            <text:p text:style-name="Standard"/>
            <text:p text:style-name="Standard">Mitigação: Tarefas bem distribuídas com boa margem de tempo entre elas.</text:p>
            <text:p text:style-name="Standard"/>
            <text:p text:style-name="Standard">Plano de Contingência: Redução do custo final do projeto como forma de amenizar o atraso na entrega.</text:p>
            <text:p text:style-name="P9"/>
            <text:p text:style-name="P9">Status: Controlado <text:tab/><text:tab/><text:tab/><text:span text:style-name="T9">Autor → Irvin</text:span></text:p>
          </table:table-cell>
        </table:table-row>
      </table:table>
      <text:p text:style-name="P7"/>
      <text:p text:style-name="P8"/>
      <text:p text:style-name="P8"/>
      <table:table table:name="Table4" table:style-name="Table4">
        <table:table-column table:style-name="Table4.A"/>
        <table:table-row>
          <table:table-cell table:style-name="Table4.A1" office:value-type="string">
            <text:p text:style-name="P20">ID →<text:span text:style-name="T8"> 2.0 <text:s text:c="2"/>Data → 15/05/2016 <text:s text:c="2"/>Probabilidade → Remoto <text:s text:c="2"/>Impacto→ Alto</text:span></text:p>
            <text:p text:style-name="P11"/>
            <text:p text:style-name="P11">Descrição: <text:span text:style-name="T11">Desenvolvedor voluvel, pode ser desligado ou optar por sair da empresa</text:span></text:p>
            <text:p text:style-name="P11"/>
            <text:p text:style-name="P11">Mitigação: <text:span text:style-name="T12">Fechamento de contrato para terminar o projeto</text:span></text:p>
            <text:p text:style-name="P11"/>
            <text:p text:style-name="P11">Plano de Contingência: </text:p>
            <text:p text:style-name="P10"/>
            <text:p text:style-name="P10">Status: Controlado <text:tab/><text:tab/><text:tab/><text:span text:style-name="T9">Autor → Irvin</text:span></text:p>
          </table:table-cell>
        </table:table-row>
      </table:table>
      <text:p text:style-name="P11"/>
      <text:p text:style-name="P11"/>
      <text:p text:style-name="P11"/>
      <text:p text:style-name="P11"/>
      <table:table table:name="Table5" table:style-name="Table5">
        <table:table-column table:style-name="Table5.A"/>
        <table:table-row>
          <table:table-cell table:style-name="Table5.A1" office:value-type="string">
            <text:p text:style-name="P20">ID →<text:span text:style-name="T8"> 3.0 <text:s text:c="2"/>Data → 15/05/2016 <text:s text:c="2"/>Probabilidade → Ocasional <text:s text:c="2"/>Impacto→ Alto</text:span></text:p>
            <text:p text:style-name="P11"/>
            <text:p text:style-name="P11">Descrição: <text:span text:style-name="T13">Para a utilizacao do sistema, é necessario a instalacao de 2 bibliotecas de python, caso usuario não tenha permissao de instalacao não será possível uso do Fapi Analyzer</text:span></text:p>
            <text:p text:style-name="P11"/>
            <text:p text:style-name="P11">Mitigação: <text:span text:style-name="T14">Pode ser adicionado as bibliotecas no binario para utilizacao </text:span></text:p>
            <text:p text:style-name="P11"/>
            <text:p text:style-name="P11">Plano de Contingência: </text:p>
            <text:p text:style-name="P10"/>
            <text:p text:style-name="P10">Status: Controlado <text:tab/><text:tab/><text:tab/><text:span text:style-name="T9">Autor → Irvin</text:span></text:p>
          </table:table-cell>
        </table:table-row>
      </table:table>
      <text:p text:style-name="P11"/>
      <text:p text:style-name="P11"/>
      <text:p text:style-name="P11"><text:soft-page-break/></text:p>
      <text:p text:style-name="P11"/>
      <table:table table:name="Table6" table:style-name="Table6">
        <table:table-column table:style-name="Table6.A"/>
        <table:table-row>
          <table:table-cell table:style-name="Table6.A1" office:value-type="string">
            <text:p text:style-name="P20">ID →<text:span text:style-name="T8"> 4.0 <text:s text:c="2"/>Data → 15/05/2016 <text:s text:c="2"/>Probabilidade → Ocasional <text:s text:c="2"/>Impacto→ Moderado</text:span></text:p>
            <text:p text:style-name="P11"/>
            <text:p text:style-name="P11">Descrição: <text:span text:style-name="T14">Falta de Concorrencia. Por ser pioneiro, o sistema pode não agradar o usuario pois já estão acostumados com a não utilizacao de mais um software</text:span></text:p>
            <text:p text:style-name="P11"/>
            <text:p text:style-name="P11">Mitigação: <text:span text:style-name="T15">Tentar da melhor forma agradar o maior numero de usuarios para que a aceitacao no mercado seja boa.</text:span></text:p>
            <text:p text:style-name="P11"/>
            <text:p text:style-name="P11">Plano de Contingência: </text:p>
            <text:p text:style-name="P10"/>
            <text:p text:style-name="P10">Status: Controlado <text:tab/><text:tab/><text:tab/><text:span text:style-name="T9">Autor → Irvin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1:51:40.733572217</meta:creation-date>
    <dc:date>2016-05-18T16:35:40.676776740</dc:date>
    <meta:editing-duration>PT2H43M29S</meta:editing-duration>
    <meta:editing-cycles>56</meta:editing-cycles>
    <meta:generator>LibreOffice/5.0.5.2$Linux_X86_64 LibreOffice_project/00m0$Build-2</meta:generator>
    <meta:document-statistic meta:table-count="6" meta:image-count="0" meta:object-count="0" meta:page-count="3" meta:paragraph-count="96" meta:word-count="375" meta:character-count="2122" meta:non-whitespace-character-count="1785"/>
  </office:meta>
</office:document-meta>
</file>